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5" style:family="paragraph" style:parent-style-name="Preformatted_20_Text">
      <style:paragraph-properties fo:text-align="center" style:justify-single-word="false"/>
      <style:text-properties fo:font-size="15pt" officeooo:rsid="00b3dc41" officeooo:paragraph-rsid="00b3dc41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b571e2" officeooo:paragraph-rsid="00bc350d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c58415" officeooo:paragraph-rsid="00c58415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officeooo:rsid="00c58415" officeooo:paragraph-rsid="00cca01e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0cca01e" officeooo:paragraph-rsid="00cca01e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0cd409a" officeooo:paragraph-rsid="00cd409a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090aa16" officeooo:paragraph-rsid="008ddef0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b379ee" officeooo:paragraph-rsid="00b379ee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none" officeooo:rsid="00b379ee" officeooo:paragraph-rsid="00b379ee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3pt" officeooo:rsid="0090aa16" officeooo:paragraph-rsid="009ebe46" style:font-size-asian="13pt" style:font-size-complex="13pt"/>
    </style:style>
    <style:style style:name="P1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font-size="15pt" style:text-underline-style="none" officeooo:rsid="00c58415" officeooo:paragraph-rsid="00f0374a" style:font-size-asian="15pt" style:font-size-complex="15pt"/>
    </style:style>
    <style:style style:name="P20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21" style:family="paragraph" style:parent-style-name="Preformatted_20_Text">
      <style:paragraph-properties fo:text-align="start" style:justify-single-word="false"/>
      <style:text-properties fo:font-size="15pt" officeooo:rsid="00da0a4c" officeooo:paragraph-rsid="00da0a4c" style:font-size-asian="15pt" style:font-size-complex="15pt"/>
    </style:style>
    <style:style style:name="P22" style:family="paragraph" style:parent-style-name="Preformatted_20_Text">
      <style:paragraph-properties fo:text-align="start" style:justify-single-word="false"/>
      <style:text-properties fo:font-size="15pt" officeooo:rsid="00b571e2" officeooo:paragraph-rsid="00bc350d" style:font-size-asian="15pt" style:font-size-complex="15pt"/>
    </style:style>
    <style:style style:name="P23" style:family="paragraph" style:parent-style-name="Preformatted_20_Text">
      <style:paragraph-properties fo:text-align="start" style:justify-single-word="false"/>
      <style:text-properties fo:font-size="15pt" officeooo:rsid="00c58415" officeooo:paragraph-rsid="00f0374a" style:font-size-asian="15pt" style:font-size-complex="15pt"/>
    </style:style>
    <style:style style:name="T1" style:family="text">
      <style:text-properties officeooo:rsid="003e9b1c"/>
    </style:style>
    <style:style style:name="T2" style:family="text">
      <style:text-properties officeooo:rsid="006dcb42"/>
    </style:style>
    <style:style style:name="T3" style:family="text">
      <style:text-properties officeooo:rsid="00a54ba8"/>
    </style:style>
    <style:style style:name="T4" style:family="text">
      <style:text-properties officeooo:rsid="00b571e2"/>
    </style:style>
    <style:style style:name="T5" style:family="text">
      <style:text-properties officeooo:rsid="00bc350d"/>
    </style:style>
    <style:style style:name="T6" style:family="text">
      <style:text-properties style:text-position="super 58%" officeooo:rsid="00bc350d"/>
    </style:style>
    <style:style style:name="T7" style:family="text">
      <style:text-properties style:text-position="super 58%" officeooo:rsid="00dab673"/>
    </style:style>
    <style:style style:name="T8" style:family="text">
      <style:text-properties style:text-position="0% 100%" officeooo:rsid="00bc350d"/>
    </style:style>
    <style:style style:name="T9" style:family="text">
      <style:text-properties style:text-position="0% 100%" officeooo:rsid="00bf285e"/>
    </style:style>
    <style:style style:name="T10" style:family="text">
      <style:text-properties style:text-position="0% 100%" officeooo:rsid="00dab673"/>
    </style:style>
    <style:style style:name="T11" style:family="text">
      <style:text-properties style:text-position="0% 100%" officeooo:rsid="00dc29f3"/>
    </style:style>
    <style:style style:name="T12" style:family="text">
      <style:text-properties style:text-position="0% 100%" officeooo:rsid="00dc5da8"/>
    </style:style>
    <style:style style:name="T13" style:family="text">
      <style:text-properties style:text-position="0% 100%" officeooo:rsid="00dcb16c"/>
    </style:style>
    <style:style style:name="T14" style:family="text">
      <style:text-properties style:text-position="0% 100%" officeooo:rsid="00ddb0f7"/>
    </style:style>
    <style:style style:name="T15" style:family="text">
      <style:text-properties style:text-position="0% 100%" officeooo:rsid="00de1186"/>
    </style:style>
    <style:style style:name="T16" style:family="text">
      <style:text-properties style:text-position="0% 100%" officeooo:rsid="00ded5ab"/>
    </style:style>
    <style:style style:name="T17" style:family="text">
      <style:text-properties style:text-position="0% 100%" officeooo:rsid="00e09064"/>
    </style:style>
    <style:style style:name="T18" style:family="text">
      <style:text-properties officeooo:rsid="00c9dc71"/>
    </style:style>
    <style:style style:name="T19" style:family="text">
      <style:text-properties officeooo:rsid="00cab22f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d93ead"/>
    </style:style>
    <style:style style:name="T22" style:family="text">
      <style:text-properties style:text-underline-style="none" officeooo:rsid="00da0a4c"/>
    </style:style>
    <style:style style:name="T23" style:family="text">
      <style:text-properties style:text-underline-style="none" officeooo:rsid="0100dca9"/>
    </style:style>
    <style:style style:name="T24" style:family="text">
      <style:text-properties officeooo:rsid="00daa514"/>
    </style:style>
    <style:style style:name="T25" style:family="text">
      <style:text-properties officeooo:rsid="00e4ccbf"/>
    </style:style>
    <style:style style:name="T26" style:family="text">
      <style:text-properties officeooo:rsid="00f311d4"/>
    </style:style>
    <style:style style:name="T27" style:family="text">
      <style:text-properties officeooo:rsid="00f79a3c"/>
    </style:style>
    <style:style style:name="T28" style:family="text">
      <style:text-properties officeooo:rsid="00f8e094"/>
    </style:style>
    <style:style style:name="T29" style:family="text">
      <style:text-properties officeooo:rsid="00fc3b0d"/>
    </style:style>
    <style:style style:name="T30" style:family="text">
      <style:text-properties officeooo:rsid="00fd0723"/>
    </style:style>
    <style:style style:name="T31" style:family="text">
      <style:text-properties officeooo:rsid="01000765"/>
    </style:style>
    <style:style style:name="T32" style:family="text">
      <style:text-properties officeooo:rsid="0100dca9"/>
    </style:style>
    <style:style style:name="T33" style:family="text">
      <style:text-properties officeooo:rsid="0101fa24"/>
    </style:style>
    <style:style style:name="T34" style:family="text">
      <style:text-properties officeooo:rsid="010389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3">2</text:span></text:p>
      <text:p text:style-name="P5">CEVIR</text:p>
      <text:p text:style-name="P2"/>
      <text:p text:style-name="P17">Problem</text:p>
      <text:p text:style-name="P2"><text:span text:style-name="T20"><text:tab/></text:span><text:span text:style-name="T21">You probably know what a matrix is. A matrix is a rectangular array of elements. We call a matrix with m rows and n columns an m-by-n matrix. </text:span><text:span text:style-name="T22">For example,</text:span></text:p>
      <text:p text:style-name="P2"><text:tab/><text:tab/><text:tab/><text:span text:style-name="T4">17<text:tab/>3<text:tab/>2</text:span></text:p>
      <text:p text:style-name="P2"><text:tab/><text:tab/><text:span text:style-name="T4">A=<text:tab/>0<text:tab/>7<text:tab/>-13</text:span></text:p>
      <text:p text:style-name="P2"><text:tab/><text:tab/><text:tab/><text:span text:style-name="T4">0<text:tab/>0<text:tab/>0</text:span></text:p>
      <text:p text:style-name="P2"><text:tab/><text:tab/><text:tab/><text:span text:style-name="T4">5<text:tab/>-2<text:tab/>11</text:span></text:p>
      <text:p text:style-name="P21">is a 4-by-3 matrix.</text:p>
      <text:p text:style-name="P21"><text:tab/><text:span text:style-name="T24">Transpose of a matrix is a matrix that is generated by inverting original matrix’s rows and columns. Rows become columns and columns become rows. The element in the i</text:span><text:span text:style-name="T7">th</text:span><text:span text:style-name="T10"> row j</text:span><text:span text:style-name="T7">th</text:span><text:span text:style-name="T10"> column of the transpose matrix is the element in the j</text:span><text:span text:style-name="T7">th</text:span><text:span text:style-name="T10"> row i</text:span><text:span text:style-name="T7">th</text:span><text:span text:style-name="T10"> column element in the original matrix. </text:span><text:span text:style-name="T11">The transpose of the above matrix is:</text:span></text:p>
      <text:p text:style-name="P6"><text:tab/><text:tab/><text:tab/><text:span text:style-name="T5">17<text:tab/>0<text:tab/>0<text:tab/>5</text:span></text:p>
      <text:p text:style-name="P6"><text:span text:style-name="T5"><text:tab/><text:tab/>A</text:span><text:span text:style-name="T6">T</text:span><text:span text:style-name="T8">=<text:tab/>3<text:tab/></text:span><text:span text:style-name="T9">7</text:span><text:span text:style-name="T8"><text:tab/>0<text:tab/>-2</text:span></text:p>
      <text:p text:style-name="P6"><text:span text:style-name="T8"><text:tab/><text:tab/><text:tab/>2<text:tab/>-1</text:span><text:span text:style-name="T9">3</text:span><text:span text:style-name="T8"><text:tab/>0<text:tab/>11</text:span></text:p>
      <text:p text:style-name="P6"><text:span text:style-name="T8"><text:tab/></text:span><text:span text:style-name="T12">If the number of non-zero elements are relatively few to the number of zero elements, </text:span><text:span text:style-name="T13">the matrix is called sparse. </text:span><text:span text:style-name="T14">In an m-by-n matrix, there exists m*n elements. Storing a sparse matrix in a two-dimensional array requires m*n memory locations, which is not efficient. </text:span><text:span text:style-name="T15">Storing the rows and columns of non-zero elements is more efficient.</text:span></text:p>
      <text:p text:style-name="P6"><text:span text:style-name="T15"><text:tab/></text:span><text:span text:style-name="T16">When a sparse matrix is given in a way that is efficient to store sparse matrices, find the transpose of the matrix </text:span><text:span text:style-name="T17">in the same storage type.</text:span></text:p>
      <text:p text:style-name="P6"><text:span text:style-name="T17"/></text:p>
      <text:p text:style-name="P17">Input</text:p>
      <text:p text:style-name="P18"><text:tab/><text:span text:style-name="T25">Input contains several cases.</text:span></text:p>
      <text:p text:style-name="P18"><text:tab/><text:span text:style-name="T25">In each case, a single matrix is given. First line of the case contains 2 numbers(m n) m denotes the number of rows, n denotes the number of columns of the matrix. In the next 2*m lines, rows of the matrix is given. Each line pair describes a single row. The first line of a line pair starts with a number r, which is the number of non-zero elements in </text:span><text:soft-page-break/><text:span text:style-name="T25">the corresponding row. After that, in the same line, r different numbers are given. These numbers denote the column numbers of non-zero elements. In the second line of the pair, non-zero elements are given. Each element’s column number is the number given in the previous line in the same order. (r indexes, r elements) For example, matrix A given above is given as following:</text:span></text:p>
      <text:p text:style-name="P23">4 3</text:p>
      <text:p text:style-name="P23">3 1 2 3</text:p>
      <text:p text:style-name="P23">17 3 2</text:p>
      <text:p text:style-name="P23">2 2 3</text:p>
      <text:p text:style-name="P23">7 -13</text:p>
      <text:p text:style-name="P23">0</text:p>
      <text:p text:style-name="P23"/>
      <text:p text:style-name="P23">3 1 2 3</text:p>
      <text:p text:style-name="P19">5 -2 11</text:p>
      <text:p text:style-name="P2"><text:tab/><text:span text:style-name="T26">As you can understand from the example, if all elements are 0 in a row, first line of the pair contains a ‘0’ and second line contains nothing.</text:span></text:p>
      <text:p text:style-name="P2"><text:tab/><text:span text:style-name="T27">Matrices will have less than 10000x10000 elements.</text:span></text:p>
      <text:p text:style-name="P2"><text:tab/><text:span text:style-name="T28">Total number of non-zero elements will be at most 1000.</text:span></text:p>
      <text:p text:style-name="P2"><text:tab/><text:span text:style-name="T29">All elements of the matrix will be in range[-10000, 10000].</text:span></text:p>
      <text:p text:style-name="P2"><text:tab/><text:span text:style-name="T30">Each line contains at most 100 characters.</text:span></text:p>
      <text:p text:style-name="P2"><text:tab/><text:span text:style-name="T31">The end of the input will be signalled by m=0 and n=0.</text:span></text:p>
      <text:p text:style-name="P7"/>
      <text:p text:style-name="P17">Output</text:p>
      <text:p text:style-name="P2"><text:span text:style-name="T20"><text:tab/></text:span><text:span text:style-name="T23">For each case, print the transpose of the matrix in the form that is described in Input section.</text:span></text:p>
      <text:p text:style-name="P2"><text:span text:style-name="T23"/></text:p>
      <text:p text:style-name="P12"><text:span text:style-name="T33">Sample</text:span> Input</text:p>
      <text:p text:style-name="P8">4 3</text:p>
      <text:p text:style-name="P8">3 1 2 3</text:p>
      <text:p text:style-name="P8">17 3 2</text:p>
      <text:p text:style-name="P8">2 2 3</text:p>
      <text:p text:style-name="P8">7 -13</text:p>
      <text:p text:style-name="P8">0</text:p>
      <text:p text:style-name="P8"/>
      <text:p text:style-name="P8"><text:soft-page-break/>3 1 2 3</text:p>
      <text:p text:style-name="P8">5 -2 11</text:p>
      <text:p text:style-name="P9">0 0</text:p>
      <text:p text:style-name="P3"/>
      <text:p text:style-name="P12"><text:span text:style-name="T34">Sample</text:span> Output</text:p>
      <text:p text:style-name="P10">3 4</text:p>
      <text:p text:style-name="P10">2 1 4 </text:p>
      <text:p text:style-name="P10">17 5 </text:p>
      <text:p text:style-name="P10">3 1 2 4 </text:p>
      <text:p text:style-name="P10">3 7 -2 </text:p>
      <text:p text:style-name="P10">3 1 2 4 </text:p>
      <text:p text:style-name="P10">2 -13 11 </text:p>
      <text:p text:style-name="P11"/>
      <text:p text:style-name="P16"/>
      <text:p text:style-name="P13">Time Limit</text:p>
      <text:p text:style-name="P4">C/C++/<text:span text:style-name="T1">Java</text:span>: <text:span text:style-name="T2">1 secs, Python: 2 secs</text:span></text:p>
      <text:p text:style-name="P4"/>
      <text:p text:style-name="P14">Memory Limit</text:p>
      <text:p text:style-name="P15">100 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21:12.296218934</dc:date>
    <meta:editing-duration>PT2H9M48S</meta:editing-duration>
    <meta:editing-cycles>168</meta:editing-cycles>
    <meta:generator>LibreOffice/5.1.4.2$Linux_X86_64 LibreOffice_project/10m0$Build-2</meta:generator>
    <meta:document-statistic meta:table-count="0" meta:image-count="0" meta:object-count="0" meta:page-count="3" meta:paragraph-count="56" meta:word-count="521" meta:character-count="2588" meta:non-whitespace-character-count="2085"/>
  </office:meta>
</office:document-meta>
</file>